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85H50M00S" calcext:value-type="time">
            <text:p>85:50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7]-[.C4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8]-[.C4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9]-[.C4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0]-[.C5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1]-[.C5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2]-[.C5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/00/0000</text:date>, <text:time style:data-style-name="N2" text:time-value="0000-00-00T00:00:02.853158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21T17:34:55.645541905</dc:date>
    <dc:creator>Tamino Hartmann</dc:creator>
    <meta:editing-duration>PT25M13S</meta:editing-duration>
    <meta:editing-cycles>62</meta:editing-cycles>
    <meta:generator>LibreOffice/4.1.1.2$Linux_X86_64 LibreOffice_project/410m0$Build-2</meta:generator>
    <meta:document-statistic meta:table-count="3" meta:cell-count="281" meta:object-count="0"/>
  </office:meta>
</office:document-meta>
</file>